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1.685cm"/>
    </style:style>
    <style:style style:name="co5" style:family="table-column">
      <style:table-column-properties fo:break-before="auto" style:column-width="1.47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3.764cm"/>
    </style:style>
    <style:style style:name="co8" style:family="table-column">
      <style:table-column-properties fo:break-before="auto" style:column-width="4.274cm"/>
    </style:style>
    <style:style style:name="co9" style:family="table-column">
      <style:table-column-properties fo:break-before="auto" style:column-width="5.271cm"/>
    </style:style>
    <style:style style:name="co10" style:family="table-column">
      <style:table-column-properties fo:break-before="auto" style:column-width="5.336cm"/>
    </style:style>
    <style:style style:name="co11" style:family="table-column">
      <style:table-column-properties fo:break-before="auto" style:column-width="2.215cm"/>
    </style:style>
    <style:style style:name="co12" style:family="table-column">
      <style:table-column-properties fo:break-before="auto" style:column-width="4.533cm"/>
    </style:style>
    <style:style style:name="co13" style:family="table-column">
      <style:table-column-properties fo:break-before="auto" style:column-width="4.792cm"/>
    </style:style>
    <style:style style:name="co14" style:family="table-column">
      <style:table-column-properties fo:break-before="auto" style:column-width="6.13cm"/>
    </style:style>
    <style:style style:name="co15" style:family="table-column">
      <style:table-column-properties fo:break-before="auto" style:column-width="6.279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9.135cm"/>
    </style:style>
    <style:style style:name="co19" style:family="table-column">
      <style:table-column-properties fo:break-before="auto" style:column-width="5.122cm"/>
    </style:style>
    <style:style style:name="co20" style:family="table-column">
      <style:table-column-properties fo:break-before="auto" style:column-width="4.295cm"/>
    </style:style>
    <style:style style:name="co21" style:family="table-column">
      <style:table-column-properties fo:break-before="auto" style:column-width="3.489cm"/>
    </style:style>
    <style:style style:name="co22" style:family="table-column">
      <style:table-column-properties fo:break-before="auto" style:column-width="1.896cm"/>
    </style:style>
    <style:style style:name="co23" style:family="table-column">
      <style:table-column-properties fo:break-before="auto" style:column-width="0.686cm"/>
    </style:style>
    <style:style style:name="co24" style:family="table-column">
      <style:table-column-properties fo:break-before="auto" style:column-width="4.464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5.907cm"/>
    </style:style>
    <style:style style:name="co27" style:family="table-column">
      <style:table-column-properties fo:break-before="auto" style:column-width="1.939cm"/>
    </style:style>
    <style:style style:name="co28" style:family="table-column">
      <style:table-column-properties fo:break-before="auto" style:column-width="7.225cm"/>
    </style:style>
    <style:style style:name="co29" style:family="table-column">
      <style:table-column-properties fo:break-before="auto" style:column-width="7.862cm"/>
    </style:style>
    <style:style style:name="co30" style:family="table-column">
      <style:table-column-properties fo:break-before="auto" style:column-width="2.469cm"/>
    </style:style>
    <style:style style:name="co31" style:family="table-column">
      <style:table-column-properties fo:break-before="auto" style:column-width="0.857cm"/>
    </style:style>
    <style:style style:name="co32" style:family="table-column">
      <style:table-column-properties fo:break-before="auto" style:column-width="1.706cm"/>
    </style:style>
    <style:style style:name="co33" style:family="table-column">
      <style:table-column-properties fo:break-before="auto" style:column-width="2.81cm"/>
    </style:style>
    <style:style style:name="co34" style:family="table-column">
      <style:table-column-properties fo:break-before="auto" style:column-width="6.884cm"/>
    </style:style>
    <style:style style:name="co35" style:family="table-column">
      <style:table-column-properties fo:break-before="auto" style:column-width="9.984cm"/>
    </style:style>
    <style:style style:name="co36" style:family="table-column">
      <style:table-column-properties fo:break-before="auto" style:column-width="9.664cm"/>
    </style:style>
    <style:style style:name="co37" style:family="table-column">
      <style:table-column-properties fo:break-before="auto" style:column-width="3.36cm"/>
    </style:style>
    <style:style style:name="co38" style:family="table-column">
      <style:table-column-properties fo:break-before="auto" style:column-width="4.359cm"/>
    </style:style>
    <style:style style:name="co39" style:family="table-column">
      <style:table-column-properties fo:break-before="auto" style:column-width="7.669cm"/>
    </style:style>
    <style:style style:name="co40" style:family="table-column">
      <style:table-column-properties fo:break-before="auto" style:column-width="8.454cm"/>
    </style:style>
    <style:style style:name="co41" style:family="table-column">
      <style:table-column-properties fo:break-before="auto" style:column-width="7.075cm"/>
    </style:style>
    <style:style style:name="co42" style:family="table-column">
      <style:table-column-properties fo:break-before="auto" style:column-width="9.453cm"/>
    </style:style>
    <style:style style:name="co43" style:family="table-column">
      <style:table-column-properties fo:break-before="auto" style:column-width="3.552cm"/>
    </style:style>
    <style:style style:name="co44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048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6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16" table:number-columns-repeated="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16" table:number-columns-repeated="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45" table:number-columns-repeated="2" table:default-cell-style-name="Default"/>
        <table:table-column table:style-name="co32" table:default-cell-style-name="Default"/>
        <table:table-row table:style-name="ro1">
          <table:table-cell table:style-name="ce1"/>
          <table:table-cell table:style-name="ce1" office:value-type="string" calcext:value-type="string">
            <text:p>header (head)</text:p>
          </table:table-cell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>
            <text:p>header (tail)</text:p>
          </table:table-cell>
          <table:table-cell table:style-name="ce1" office:value-type="string" calcext:value-type="string" table:number-columns-spanned="8" table:number-rows-spanned="1">
            <text:p>parameters</text:p>
          </table:table-cell>
          <table:covered-table-cell table:number-columns-repeated="7" table:style-name="ce1"/>
          <table:table-cell table:style-name="ce1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1"/>
          <table:table-cell table:style-name="ce1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1"/>
          <table:table-cell table:style-name="ce1" office:value-type="string" calcext:value-type="string" table:number-columns-spanned="35" table:number-rows-spanned="1">
            <text:p>detection probability</text:p>
          </table:table-cell>
          <table:covered-table-cell table:number-columns-repeated="34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Echant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distance discretisation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density of animals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2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0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3"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number-columns-repeated="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b-m-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0-12-26T10:18:46.27" calcext:value-type="date">
            <text:p>2020-12-26 10:18:46</text:p>
          </table:table-cell>
          <table:table-cell office:value-type="string" calcext:value-type="string">
            <text:p>tmp\mcds-anlr\SylvAtri-b-m-5mn-haz-cos-obuc0x7f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457447" calcext:value-type="float">
            <text:p>1,457447</text:p>
          </table:table-cell>
          <table:table-cell office:value-type="float" office:value="0.09716945" calcext:value-type="float">
            <text:p>0,09716945</text:p>
          </table:table-cell>
          <table:table-cell office:value-type="float" office:value="1.202232" calcext:value-type="float">
            <text:p>1,202232</text:p>
          </table:table-cell>
          <table:table-cell office:value-type="float" office:value="1.766839" calcext:value-type="float">
            <text:p>1,76683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5.339" calcext:value-type="float">
            <text:p>1525,339</text:p>
          </table:table-cell>
          <table:table-cell office:value-type="float" office:value="0.3482684" calcext:value-type="float">
            <text:p>0,3482684</text:p>
          </table:table-cell>
          <table:table-cell office:value-type="float" office:value="0.186077" calcext:value-type="float">
            <text:p>0,186077</text:p>
          </table:table-cell>
          <table:table-cell office:value-type="float" office:value="0.1360106" calcext:value-type="float">
            <text:p>0,1360106</text:p>
          </table:table-cell>
          <table:table-cell office:value-type="float" office:value="0.3482684" calcext:value-type="float">
            <text:p>0,3482684</text:p>
          </table:table-cell>
          <table:table-cell office:value-type="float" office:value="0.0001177976" calcext:value-type="float">
            <text:p>0,0001177976</text:p>
          </table:table-cell>
          <table:table-cell office:value-type="float" office:value="0.1263134" calcext:value-type="float">
            <text:p>0,1263134</text:p>
          </table:table-cell>
          <table:table-cell office:value-type="float" office:value="0.00009184906" calcext:value-type="float">
            <text:p>0,00009184906</text:p>
          </table:table-cell>
          <table:table-cell office:value-type="float" office:value="0.0001510768" calcext:value-type="float">
            <text:p>0,0001510768</text:p>
          </table:table-cell>
          <table:table-cell office:value-type="float" office:value="135" calcext:value-type="float">
            <text:p>135</text:p>
          </table:table-cell>
          <table:table-cell office:value-type="float" office:value="0.07123939" calcext:value-type="float">
            <text:p>0,07123939</text:p>
          </table:table-cell>
          <table:table-cell office:value-type="float" office:value="0.1263134" calcext:value-type="float">
            <text:p>0,1263134</text:p>
          </table:table-cell>
          <table:table-cell office:value-type="float" office:value="0.05554674" calcext:value-type="float">
            <text:p>0,05554674</text:p>
          </table:table-cell>
          <table:table-cell office:value-type="float" office:value="0.09136541" calcext:value-type="float">
            <text:p>0,09136541</text:p>
          </table:table-cell>
          <table:table-cell office:value-type="float" office:value="135" calcext:value-type="float">
            <text:p>135</text:p>
          </table:table-cell>
          <table:table-cell office:value-type="float" office:value="130.3007" calcext:value-type="float">
            <text:p>130,3007</text:p>
          </table:table-cell>
          <table:table-cell office:value-type="float" office:value="0.06315669" calcext:value-type="float">
            <text:p>0,06315669</text:p>
          </table:table-cell>
          <table:table-cell office:value-type="float" office:value="115.0153" calcext:value-type="float">
            <text:p>115,0153</text:p>
          </table:table-cell>
          <table:table-cell office:value-type="float" office:value="147.6176" calcext:value-type="float">
            <text:p>147,6176</text:p>
          </table:table-cell>
          <table:table-cell office:value-type="float" office:value="135" calcext:value-type="float">
            <text:p>135</text:p>
          </table:table-cell>
          <table:table-cell office:value-type="float" office:value="1525.429" calcext:value-type="float">
            <text:p>1525,429</text:p>
          </table:table-cell>
          <table:table-cell office:value-type="float" office:value="1531.179" calcext:value-type="float">
            <text:p>1531,179</text:p>
          </table:table-cell>
          <table:table-cell office:value-type="float" office:value="-760.6697" calcext:value-type="float">
            <text:p>-760,6697</text:p>
          </table:table-cell>
          <table:table-cell office:value-type="float" office:value="0.6256207" calcext:value-type="float">
            <text:p>0,625620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7023" calcext:value-type="float">
            <text:p>97,07023</text:p>
          </table:table-cell>
          <table:table-cell office:value-type="float" office:value="3.818157" calcext:value-type="float">
            <text:p>3,818157</text:p>
          </table:table-cell>
          <table:table-cell office:value-type="float" office:value="0" calcext:value-type="float">
            <text:p>0</text:p>
          </table:table-cell>
          <table:table-cell office:value-type="float" office:value="0.2732431" calcext:value-type="float">
            <text:p>0,2732431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0.1999974" calcext:value-type="float">
            <text:p>0,1999974</text:p>
          </table:table-cell>
          <table:table-cell office:value-type="float" office:value="0.3733137" calcext:value-type="float">
            <text:p>0,3733137</text:p>
          </table:table-cell>
          <table:table-cell office:value-type="float" office:value="226.7749" calcext:value-type="float">
            <text:p>226,7749</text:p>
          </table:table-cell>
          <table:table-cell office:value-type="float" office:value="0.2732431" calcext:value-type="float">
            <text:p>0,2732431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0.1999974" calcext:value-type="float">
            <text:p>0,1999974</text:p>
          </table:table-cell>
          <table:table-cell office:value-type="float" office:value="0.3733137" calcext:value-type="float">
            <text:p>0,3733137</text:p>
          </table:table-cell>
          <table:table-cell office:value-type="float" office:value="226.7749" calcext:value-type="float">
            <text:p>226,7749</text:p>
          </table:table-cell>
          <table:table-cell office:value-type="float" office:value="656" calcext:value-type="float">
            <text:p>656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480" calcext:value-type="float">
            <text:p>480</text:p>
          </table:table-cell>
          <table:table-cell office:value-type="float" office:value="896" calcext:value-type="float">
            <text:p>896</text:p>
          </table:table-cell>
          <table:table-cell office:value-type="float" office:value="226.7749" calcext:value-type="float">
            <text:p>226,774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b-m-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0-12-26T10:18:46.38" calcext:value-type="date">
            <text:p>2020-12-26 10:18:46</text:p>
          </table:table-cell>
          <table:table-cell office:value-type="string" calcext:value-type="string">
            <text:p>tmp\mcds-anlr\SylvAtri-b-m-10mn-haz-cos-b2ccmdi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202128" calcext:value-type="float">
            <text:p>2,202128</text:p>
          </table:table-cell>
          <table:table-cell office:value-type="float" office:value="0.08539717" calcext:value-type="float">
            <text:p>0,08539717</text:p>
          </table:table-cell>
          <table:table-cell office:value-type="float" office:value="1.859207" calcext:value-type="float">
            <text:p>1,859207</text:p>
          </table:table-cell>
          <table:table-cell office:value-type="float" office:value="2.608298" calcext:value-type="float">
            <text:p>2,6082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38.707" calcext:value-type="float">
            <text:p>2338,707</text:p>
          </table:table-cell>
          <table:table-cell office:value-type="float" office:value="0.02513748" calcext:value-type="float">
            <text:p>0,02513748</text:p>
          </table:table-cell>
          <table:table-cell office:value-type="float" office:value="0.1277218" calcext:value-type="float">
            <text:p>0,1277218</text:p>
          </table:table-cell>
          <table:table-cell office:value-type="float" office:value="0.007693529" calcext:value-type="float">
            <text:p>0,007693529</text:p>
          </table:table-cell>
          <table:table-cell office:value-type="float" office:value="0.02513748" calcext:value-type="float">
            <text:p>0,02513748</text:p>
          </table:table-cell>
          <table:table-cell office:value-type="float" office:value="0.0001020438" calcext:value-type="float">
            <text:p>0,0001020438</text:p>
          </table:table-cell>
          <table:table-cell office:value-type="float" office:value="0.1052121" calcext:value-type="float">
            <text:p>0,1052121</text:p>
          </table:table-cell>
          <table:table-cell office:value-type="float" office:value="0.00008297477" calcext:value-type="float">
            <text:p>0,00008297477</text:p>
          </table:table-cell>
          <table:table-cell office:value-type="float" office:value="0.0001254953" calcext:value-type="float">
            <text:p>0,0001254953</text:p>
          </table:table-cell>
          <table:table-cell office:value-type="float" office:value="205" calcext:value-type="float">
            <text:p>205</text:p>
          </table:table-cell>
          <table:table-cell office:value-type="float" office:value="0.08223746" calcext:value-type="float">
            <text:p>0,08223746</text:p>
          </table:table-cell>
          <table:table-cell office:value-type="float" office:value="0.1052121" calcext:value-type="float">
            <text:p>0,1052121</text:p>
          </table:table-cell>
          <table:table-cell office:value-type="float" office:value="0.06686963" calcext:value-type="float">
            <text:p>0,06686963</text:p>
          </table:table-cell>
          <table:table-cell office:value-type="float" office:value="0.1011371" calcext:value-type="float">
            <text:p>0,1011371</text:p>
          </table:table-cell>
          <table:table-cell office:value-type="float" office:value="205" calcext:value-type="float">
            <text:p>205</text:p>
          </table:table-cell>
          <table:table-cell office:value-type="float" office:value="139.9979" calcext:value-type="float">
            <text:p>139,9979</text:p>
          </table:table-cell>
          <table:table-cell office:value-type="float" office:value="0.05260606" calcext:value-type="float">
            <text:p>0,05260606</text:p>
          </table:table-cell>
          <table:table-cell office:value-type="float" office:value="126.2143" calcext:value-type="float">
            <text:p>126,2143</text:p>
          </table:table-cell>
          <table:table-cell office:value-type="float" office:value="155.2869" calcext:value-type="float">
            <text:p>155,2869</text:p>
          </table:table-cell>
          <table:table-cell office:value-type="float" office:value="205" calcext:value-type="float">
            <text:p>205</text:p>
          </table:table-cell>
          <table:table-cell office:value-type="float" office:value="2338.765" calcext:value-type="float">
            <text:p>2338,765</text:p>
          </table:table-cell>
          <table:table-cell office:value-type="float" office:value="2345.372" calcext:value-type="float">
            <text:p>2345,372</text:p>
          </table:table-cell>
          <table:table-cell office:value-type="float" office:value="-1167.353" calcext:value-type="float">
            <text:p>-1167,353</text:p>
          </table:table-cell>
          <table:table-cell office:value-type="float" office:value="0.663388" calcext:value-type="float">
            <text:p>0,663388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911" calcext:value-type="float">
            <text:p>103,2911</text:p>
          </table:table-cell>
          <table:table-cell office:value-type="float" office:value="3.715686" calcext:value-type="float">
            <text:p>3,715686</text:p>
          </table:table-cell>
          <table:table-cell office:value-type="float" office:value="0" calcext:value-type="float">
            <text:p>0</text:p>
          </table:table-cell>
          <table:table-cell office:value-type="float" office:value="0.3576427" calcext:value-type="float">
            <text:p>0,3576427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0.2742493" calcext:value-type="float">
            <text:p>0,2742493</text:p>
          </table:table-cell>
          <table:table-cell office:value-type="float" office:value="0.4663944" calcext:value-type="float">
            <text:p>0,4663944</text:p>
          </table:table-cell>
          <table:table-cell office:value-type="float" office:value="288.2811" calcext:value-type="float">
            <text:p>288,2811</text:p>
          </table:table-cell>
          <table:table-cell office:value-type="float" office:value="0.3576427" calcext:value-type="float">
            <text:p>0,3576427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0.2742493" calcext:value-type="float">
            <text:p>0,2742493</text:p>
          </table:table-cell>
          <table:table-cell office:value-type="float" office:value="0.4663944" calcext:value-type="float">
            <text:p>0,4663944</text:p>
          </table:table-cell>
          <table:table-cell office:value-type="float" office:value="288.2811" calcext:value-type="float">
            <text:p>288,2811</text:p>
          </table:table-cell>
          <table:table-cell office:value-type="float" office:value="858" calcext:value-type="float">
            <text:p>858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658" calcext:value-type="float">
            <text:p>658</text:p>
          </table:table-cell>
          <table:table-cell office:value-type="float" office:value="1119" calcext:value-type="float">
            <text:p>1119</text:p>
          </table:table-cell>
          <table:table-cell office:value-type="float" office:value="288.2811" calcext:value-type="float">
            <text:p>288,281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0-12-26T10:18:46.61" calcext:value-type="date">
            <text:p>2020-12-26 10:18:46</text:p>
          </table:table-cell>
          <table:table-cell office:value-type="string" calcext:value-type="string">
            <text:p>tmp\mcds-anlr\SylvAtri-ab-m-5mn-haz-cos-2dwc1oof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office:value-type="float" office:value="0" calcext:value-type="float">
            <text:p>0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0-12-26T10:18:46.75" calcext:value-type="date">
            <text:p>2020-12-26 10:18:46</text:p>
          </table:table-cell>
          <table:table-cell office:value-type="string" calcext:value-type="string">
            <text:p>tmp\mcds-anlr\SylvAtri-ab-m-10mn-haz-cos-3hi3x8ob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0,0000974612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office:value-type="float" office:value="0" calcext:value-type="float">
            <text:p>0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48.17" calcext:value-type="date">
            <text:p>2020-12-26 10:18:48</text:p>
          </table:table-cell>
          <table:table-cell office:value-type="string" calcext:value-type="string">
            <text:p>tmp\mcds-anlr\TurdMeru-b-m-5mn-nex-cos-a25qabmr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393617" calcext:value-type="float">
            <text:p>1,393617</text:p>
          </table:table-cell>
          <table:table-cell office:value-type="float" office:value="0.09350204" calcext:value-type="float">
            <text:p>0,09350204</text:p>
          </table:table-cell>
          <table:table-cell office:value-type="float" office:value="1.157925" calcext:value-type="float">
            <text:p>1,157925</text:p>
          </table:table-cell>
          <table:table-cell office:value-type="float" office:value="1.677283" calcext:value-type="float">
            <text:p>1,6772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9.477" calcext:value-type="float">
            <text:p>1579,477</text:p>
          </table:table-cell>
          <table:table-cell office:value-type="float" office:value="0.2868836" calcext:value-type="float">
            <text:p>0,2868836</text:p>
          </table:table-cell>
          <table:table-cell office:value-type="float" office:value="0.6866912" calcext:value-type="float">
            <text:p>0,6866912</text:p>
          </table:table-cell>
          <table:table-cell office:value-type="float" office:value="0.8983443" calcext:value-type="float">
            <text:p>0,8983443</text:p>
          </table:table-cell>
          <table:table-cell office:value-type="float" office:value="0.2868836" calcext:value-type="float">
            <text:p>0,2868836</text:p>
          </table:table-cell>
          <table:table-cell office:value-type="float" office:value="0.0001318187" calcext:value-type="float">
            <text:p>0,0001318187</text:p>
          </table:table-cell>
          <table:table-cell office:value-type="float" office:value="0.1292641" calcext:value-type="float">
            <text:p>0,1292641</text:p>
          </table:table-cell>
          <table:table-cell office:value-type="float" office:value="0.0001021817" calcext:value-type="float">
            <text:p>0,0001021817</text:p>
          </table:table-cell>
          <table:table-cell office:value-type="float" office:value="0.0001700516" calcext:value-type="float">
            <text:p>0,0001700516</text:p>
          </table:table-cell>
          <table:table-cell office:value-type="float" office:value="130" calcext:value-type="float">
            <text:p>130</text:p>
          </table:table-cell>
          <table:table-cell office:value-type="float" office:value="0.02975114" calcext:value-type="float">
            <text:p>0,02975114</text:p>
          </table:table-cell>
          <table:table-cell office:value-type="float" office:value="0.1292641" calcext:value-type="float">
            <text:p>0,1292641</text:p>
          </table:table-cell>
          <table:table-cell office:value-type="float" office:value="0.02306215" calcext:value-type="float">
            <text:p>0,02306215</text:p>
          </table:table-cell>
          <table:table-cell office:value-type="float" office:value="0.03838022" calcext:value-type="float">
            <text:p>0,03838022</text:p>
          </table:table-cell>
          <table:table-cell office:value-type="float" office:value="130" calcext:value-type="float">
            <text:p>130</text:p>
          </table:table-cell>
          <table:table-cell office:value-type="float" office:value="123.1761" calcext:value-type="float">
            <text:p>123,1761</text:p>
          </table:table-cell>
          <table:table-cell office:value-type="float" office:value="0.06463204" calcext:value-type="float">
            <text:p>0,06463204</text:p>
          </table:table-cell>
          <table:table-cell office:value-type="float" office:value="108.4058" calcext:value-type="float">
            <text:p>108,4058</text:p>
          </table:table-cell>
          <table:table-cell office:value-type="float" office:value="139.9589" calcext:value-type="float">
            <text:p>139,9589</text:p>
          </table:table-cell>
          <table:table-cell office:value-type="float" office:value="130" calcext:value-type="float">
            <text:p>130</text:p>
          </table:table-cell>
          <table:table-cell office:value-type="float" office:value="1579.508" calcext:value-type="float">
            <text:p>1579,508</text:p>
          </table:table-cell>
          <table:table-cell office:value-type="float" office:value="1582.352" calcext:value-type="float">
            <text:p>1582,352</text:p>
          </table:table-cell>
          <table:table-cell office:value-type="float" office:value="-788.7383" calcext:value-type="float">
            <text:p>-788,7383</text:p>
          </table:table-cell>
          <table:table-cell office:value-type="float" office:value="0.3816087" calcext:value-type="float">
            <text:p>0,3816087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1977" calcext:value-type="float">
            <text:p>87,19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23752" calcext:value-type="float">
            <text:p>0,292375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0.2139156" calcext:value-type="float">
            <text:p>0,2139156</text:p>
          </table:table-cell>
          <table:table-cell office:value-type="float" office:value="0.399612" calcext:value-type="float">
            <text:p>0,399612</text:p>
          </table:table-cell>
          <table:table-cell office:value-type="float" office:value="218.1469" calcext:value-type="float">
            <text:p>218,1469</text:p>
          </table:table-cell>
          <table:table-cell office:value-type="float" office:value="0.2923752" calcext:value-type="float">
            <text:p>0,292375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0.2139156" calcext:value-type="float">
            <text:p>0,2139156</text:p>
          </table:table-cell>
          <table:table-cell office:value-type="float" office:value="0.399612" calcext:value-type="float">
            <text:p>0,399612</text:p>
          </table:table-cell>
          <table:table-cell office:value-type="float" office:value="218.1469" calcext:value-type="float">
            <text:p>218,1469</text:p>
          </table:table-cell>
          <table:table-cell office:value-type="float" office:value="702" calcext:value-type="float">
            <text:p>70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513" calcext:value-type="float">
            <text:p>513</text:p>
          </table:table-cell>
          <table:table-cell office:value-type="float" office:value="959" calcext:value-type="float">
            <text:p>959</text:p>
          </table:table-cell>
          <table:table-cell office:value-type="float" office:value="218.1469" calcext:value-type="float">
            <text:p>218,146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48.15" calcext:value-type="date">
            <text:p>2020-12-26 10:18:48</text:p>
          </table:table-cell>
          <table:table-cell office:value-type="string" calcext:value-type="string">
            <text:p>tmp\mcds-anlr\TurdMeru-b-m-10mn-nex-cos-vj0g5lrk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340425" calcext:value-type="float">
            <text:p>2,340425</text:p>
          </table:table-cell>
          <table:table-cell office:value-type="float" office:value="0.06317385" calcext:value-type="float">
            <text:p>0,06317385</text:p>
          </table:table-cell>
          <table:table-cell office:value-type="float" office:value="2.064745" calcext:value-type="float">
            <text:p>2,064745</text:p>
          </table:table-cell>
          <table:table-cell office:value-type="float" office:value="2.652914" calcext:value-type="float">
            <text:p>2,65291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2.004" calcext:value-type="float">
            <text:p>2682,004</text:p>
          </table:table-cell>
          <table:table-cell office:value-type="float" office:value="0.6773722" calcext:value-type="float">
            <text:p>0,6773722</text:p>
          </table:table-cell>
          <table:table-cell office:value-type="float" office:value="0.6926192" calcext:value-type="float">
            <text:p>0,6926192</text:p>
          </table:table-cell>
          <table:table-cell office:value-type="float" office:value="0.6384943" calcext:value-type="float">
            <text:p>0,6384943</text:p>
          </table:table-cell>
          <table:table-cell office:value-type="float" office:value="0.6773722" calcext:value-type="float">
            <text:p>0,6773722</text:p>
          </table:table-cell>
          <table:table-cell office:value-type="float" office:value="0.0001231793" calcext:value-type="float">
            <text:p>0,0001231793</text:p>
          </table:table-cell>
          <table:table-cell office:value-type="float" office:value="0.08840054" calcext:value-type="float">
            <text:p>0,08840054</text:p>
          </table:table-cell>
          <table:table-cell office:value-type="float" office:value="0.000103519" calcext:value-type="float">
            <text:p>0,000103519</text:p>
          </table:table-cell>
          <table:table-cell office:value-type="float" office:value="0.0001465734" calcext:value-type="float">
            <text:p>0,0001465734</text:p>
          </table:table-cell>
          <table:table-cell office:value-type="float" office:value="219" calcext:value-type="float">
            <text:p>219</text:p>
          </table:table-cell>
          <table:table-cell office:value-type="float" office:value="0.02628164" calcext:value-type="float">
            <text:p>0,02628164</text:p>
          </table:table-cell>
          <table:table-cell office:value-type="float" office:value="0.08840053" calcext:value-type="float">
            <text:p>0,08840053</text:p>
          </table:table-cell>
          <table:table-cell office:value-type="float" office:value="0.0220869" calcext:value-type="float">
            <text:p>0,0220869</text:p>
          </table:table-cell>
          <table:table-cell office:value-type="float" office:value="0.03127303" calcext:value-type="float">
            <text:p>0,03127303</text:p>
          </table:table-cell>
          <table:table-cell office:value-type="float" office:value="219" calcext:value-type="float">
            <text:p>219</text:p>
          </table:table-cell>
          <table:table-cell office:value-type="float" office:value="127.4225" calcext:value-type="float">
            <text:p>127,4225</text:p>
          </table:table-cell>
          <table:table-cell office:value-type="float" office:value="0.04420026" calcext:value-type="float">
            <text:p>0,04420026</text:p>
          </table:table-cell>
          <table:table-cell office:value-type="float" office:value="116.7971" calcext:value-type="float">
            <text:p>116,7971</text:p>
          </table:table-cell>
          <table:table-cell office:value-type="float" office:value="139.0145" calcext:value-type="float">
            <text:p>139,0145</text:p>
          </table:table-cell>
          <table:table-cell office:value-type="float" office:value="219" calcext:value-type="float">
            <text:p>219</text:p>
          </table:table-cell>
          <table:table-cell office:value-type="float" office:value="2682.022" calcext:value-type="float">
            <text:p>2682,022</text:p>
          </table:table-cell>
          <table:table-cell office:value-type="float" office:value="2685.397" calcext:value-type="float">
            <text:p>2685,397</text:p>
          </table:table-cell>
          <table:table-cell office:value-type="float" office:value="-1340.002" calcext:value-type="float">
            <text:p>-1340,002</text:p>
          </table:table-cell>
          <table:table-cell office:value-type="float" office:value="0.7100232" calcext:value-type="float">
            <text:p>0,710023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5874" calcext:value-type="float">
            <text:p>90,15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88308" calcext:value-type="float">
            <text:p>0,4588308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0.4588308" calcext:value-type="float">
            <text:p>0,4588308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1101" calcext:value-type="float">
            <text:p>1101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890" calcext:value-type="float">
            <text:p>890</text:p>
          </table:table-cell>
          <table:table-cell office:value-type="float" office:value="1363" calcext:value-type="float">
            <text:p>1363</text:p>
          </table:table-cell>
          <table:table-cell office:value-type="float" office:value="309.6349" calcext:value-type="float">
            <text:p>309,634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49.15" calcext:value-type="date">
            <text:p>2020-12-26 10:18:49</text:p>
          </table:table-cell>
          <table:table-cell office:value-type="string" calcext:value-type="string">
            <text:p>tmp\mcds-anlr\TurdMeru-ab-m-5mn-nex-cos-7t9wbbhe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3.426" calcext:value-type="float">
            <text:p>2743,426</text:p>
          </table:table-cell>
          <table:table-cell office:value-type="float" office:value="0.8010222" calcext:value-type="float">
            <text:p>0,8010222</text:p>
          </table:table-cell>
          <table:table-cell office:value-type="float" office:value="0.8438594" calcext:value-type="float">
            <text:p>0,8438594</text:p>
          </table:table-cell>
          <table:table-cell office:value-type="float" office:value="0.5102618" calcext:value-type="float">
            <text:p>0,5102618</text:p>
          </table:table-cell>
          <table:table-cell office:value-type="float" office:value="0.8010222" calcext:value-type="float">
            <text:p>0,8010222</text:p>
          </table:table-cell>
          <table:table-cell office:value-type="float" office:value="0.0001657632" calcext:value-type="float">
            <text:p>0,0001657632</text:p>
          </table:table-cell>
          <table:table-cell office:value-type="float" office:value="0.09211929" calcext:value-type="float">
            <text:p>0,09211929</text:p>
          </table:table-cell>
          <table:table-cell office:value-type="float" office:value="0.0001383018" calcext:value-type="float">
            <text:p>0,0001383018</text:p>
          </table:table-cell>
          <table:table-cell office:value-type="float" office:value="0.0001986775" calcext:value-type="float">
            <text:p>0,0001986775</text:p>
          </table:table-cell>
          <table:table-cell office:value-type="float" office:value="230" calcext:value-type="float">
            <text:p>230</text:p>
          </table:table-cell>
          <table:table-cell office:value-type="float" office:value="0.02365878" calcext:value-type="float">
            <text:p>0,02365878</text:p>
          </table:table-cell>
          <table:table-cell office:value-type="float" office:value="0.09211928" calcext:value-type="float">
            <text:p>0,09211928</text:p>
          </table:table-cell>
          <table:table-cell office:value-type="float" office:value="0.01973931" calcext:value-type="float">
            <text:p>0,01973931</text:p>
          </table:table-cell>
          <table:table-cell office:value-type="float" office:value="0.02835651" calcext:value-type="float">
            <text:p>0,02835651</text:p>
          </table:table-cell>
          <table:table-cell office:value-type="float" office:value="230" calcext:value-type="float">
            <text:p>230</text:p>
          </table:table-cell>
          <table:table-cell office:value-type="float" office:value="109.8426" calcext:value-type="float">
            <text:p>109,8426</text:p>
          </table:table-cell>
          <table:table-cell office:value-type="float" office:value="0.04605964" calcext:value-type="float">
            <text:p>0,04605964</text:p>
          </table:table-cell>
          <table:table-cell office:value-type="float" office:value="100.3179" calcext:value-type="float">
            <text:p>100,3179</text:p>
          </table:table-cell>
          <table:table-cell office:value-type="float" office:value="120.2717" calcext:value-type="float">
            <text:p>120,2717</text:p>
          </table:table-cell>
          <table:table-cell office:value-type="float" office:value="230" calcext:value-type="float">
            <text:p>230</text:p>
          </table:table-cell>
          <table:table-cell office:value-type="float" office:value="2743.443" calcext:value-type="float">
            <text:p>2743,443</text:p>
          </table:table-cell>
          <table:table-cell office:value-type="float" office:value="2746.868" calcext:value-type="float">
            <text:p>2746,868</text:p>
          </table:table-cell>
          <table:table-cell office:value-type="float" office:value="-1370.713" calcext:value-type="float">
            <text:p>-1370,713</text:p>
          </table:table-cell>
          <table:table-cell office:value-type="float" office:value="0.9001117" calcext:value-type="float">
            <text:p>0,900111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9715" calcext:value-type="float">
            <text:p>77,697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075" calcext:value-type="float">
            <text:p>0,32075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0.2534696" calcext:value-type="float">
            <text:p>0,2534696</text:p>
          </table:table-cell>
          <table:table-cell office:value-type="float" office:value="0.4058891" calcext:value-type="float">
            <text:p>0,4058891</text:p>
          </table:table-cell>
          <table:table-cell office:value-type="float" office:value="304.1691" calcext:value-type="float">
            <text:p>304,1691</text:p>
          </table:table-cell>
          <table:table-cell office:value-type="float" office:value="0.32075" calcext:value-type="float">
            <text:p>0,32075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0.2534696" calcext:value-type="float">
            <text:p>0,2534696</text:p>
          </table:table-cell>
          <table:table-cell office:value-type="float" office:value="0.4058891" calcext:value-type="float">
            <text:p>0,4058891</text:p>
          </table:table-cell>
          <table:table-cell office:value-type="float" office:value="304.1691" calcext:value-type="float">
            <text:p>304,1691</text:p>
          </table:table-cell>
          <table:table-cell office:value-type="float" office:value="770" calcext:value-type="float">
            <text:p>770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608" calcext:value-type="float">
            <text:p>608</text:p>
          </table:table-cell>
          <table:table-cell office:value-type="float" office:value="974" calcext:value-type="float">
            <text:p>974</text:p>
          </table:table-cell>
          <table:table-cell office:value-type="float" office:value="304.1691" calcext:value-type="float">
            <text:p>304,169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49.46" calcext:value-type="date">
            <text:p>2020-12-26 10:18:49</text:p>
          </table:table-cell>
          <table:table-cell office:value-type="string" calcext:value-type="string">
            <text:p>tmp\mcds-anlr\TurdMeru-ab-m-10mn-nex-cos-se88b3gm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5.853" calcext:value-type="float">
            <text:p>4795,853</text:p>
          </table:table-cell>
          <table:table-cell office:value-type="float" office:value="0.3293376" calcext:value-type="float">
            <text:p>0,3293376</text:p>
          </table:table-cell>
          <table:table-cell office:value-type="float" office:value="0.5805715" calcext:value-type="float">
            <text:p>0,5805715</text:p>
          </table:table-cell>
          <table:table-cell office:value-type="float" office:value="0.5326" calcext:value-type="float">
            <text:p>0,5326</text:p>
          </table:table-cell>
          <table:table-cell office:value-type="float" office:value="0.3293376" calcext:value-type="float">
            <text:p>0,3293376</text:p>
          </table:table-cell>
          <table:table-cell office:value-type="float" office:value="0.0001478092" calcext:value-type="float">
            <text:p>0,0001478092</text:p>
          </table:table-cell>
          <table:table-cell office:value-type="float" office:value="0.06581499" calcext:value-type="float">
            <text:p>0,06581499</text:p>
          </table:table-cell>
          <table:table-cell office:value-type="float" office:value="0.0001298883" calcext:value-type="float">
            <text:p>0,0001298883</text:p>
          </table:table-cell>
          <table:table-cell office:value-type="float" office:value="0.0001682028" calcext:value-type="float">
            <text:p>0,0001682028</text:p>
          </table:table-cell>
          <table:table-cell office:value-type="float" office:value="399" calcext:value-type="float">
            <text:p>399</text:p>
          </table:table-cell>
          <table:table-cell office:value-type="float" office:value="0.02190224" calcext:value-type="float">
            <text:p>0,02190224</text:p>
          </table:table-cell>
          <table:table-cell office:value-type="float" office:value="0.06581499" calcext:value-type="float">
            <text:p>0,06581499</text:p>
          </table:table-cell>
          <table:table-cell office:value-type="float" office:value="0.01924673" calcext:value-type="float">
            <text:p>0,01924673</text:p>
          </table:table-cell>
          <table:table-cell office:value-type="float" office:value="0.02492413" calcext:value-type="float">
            <text:p>0,02492413</text:p>
          </table:table-cell>
          <table:table-cell office:value-type="float" office:value="399" calcext:value-type="float">
            <text:p>399</text:p>
          </table:table-cell>
          <table:table-cell office:value-type="float" office:value="116.3226" calcext:value-type="float">
            <text:p>116,3226</text:p>
          </table:table-cell>
          <table:table-cell office:value-type="float" office:value="0.03290749" calcext:value-type="float">
            <text:p>0,03290749</text:p>
          </table:table-cell>
          <table:table-cell office:value-type="float" office:value="109.0375" calcext:value-type="float">
            <text:p>109,0375</text:p>
          </table:table-cell>
          <table:table-cell office:value-type="float" office:value="124.0946" calcext:value-type="float">
            <text:p>124,0946</text:p>
          </table:table-cell>
          <table:table-cell office:value-type="float" office:value="399" calcext:value-type="float">
            <text:p>399</text:p>
          </table:table-cell>
          <table:table-cell office:value-type="float" office:value="4795.863" calcext:value-type="float">
            <text:p>4795,863</text:p>
          </table:table-cell>
          <table:table-cell office:value-type="float" office:value="4799.844" calcext:value-type="float">
            <text:p>4799,844</text:p>
          </table:table-cell>
          <table:table-cell office:value-type="float" office:value="-2396.926" calcext:value-type="float">
            <text:p>-2396,926</text:p>
          </table:table-cell>
          <table:table-cell office:value-type="float" office:value="0.8349603" calcext:value-type="float">
            <text:p>0,834960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26767" calcext:value-type="float">
            <text:p>82,26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5254" calcext:value-type="float">
            <text:p>0,495254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0.4176738" calcext:value-type="float">
            <text:p>0,4176738</text:p>
          </table:table-cell>
          <table:table-cell office:value-type="float" office:value="0.5872443" calcext:value-type="float">
            <text:p>0,5872443</text:p>
          </table:table-cell>
          <table:table-cell office:value-type="float" office:value="366.2376" calcext:value-type="float">
            <text:p>366,2376</text:p>
          </table:table-cell>
          <table:table-cell office:value-type="float" office:value="0.495254" calcext:value-type="float">
            <text:p>0,495254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0.4176738" calcext:value-type="float">
            <text:p>0,4176738</text:p>
          </table:table-cell>
          <table:table-cell office:value-type="float" office:value="0.5872443" calcext:value-type="float">
            <text:p>0,5872443</text:p>
          </table:table-cell>
          <table:table-cell office:value-type="float" office:value="366.2376" calcext:value-type="float">
            <text:p>366,2376</text:p>
          </table:table-cell>
          <table:table-cell office:value-type="float" office:value="1189" calcext:value-type="float">
            <text:p>1189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1002" calcext:value-type="float">
            <text:p>1002</text:p>
          </table:table-cell>
          <table:table-cell office:value-type="float" office:value="1409" calcext:value-type="float">
            <text:p>1409</text:p>
          </table:table-cell>
          <table:table-cell office:value-type="float" office:value="366.2376" calcext:value-type="float">
            <text:p>366,237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50.85" calcext:value-type="date">
            <text:p>2020-12-26 10:18:50</text:p>
          </table:table-cell>
          <table:table-cell office:value-type="string" calcext:value-type="string">
            <text:p>tmp\mcds-anlr\LuscMega-b-m-5mn-nex-cos-7h_fh46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5.264" calcext:value-type="float">
            <text:p>715,264</text:p>
          </table:table-cell>
          <table:table-cell office:value-type="float" office:value="0.2712808" calcext:value-type="float">
            <text:p>0,2712808</text:p>
          </table:table-cell>
          <table:table-cell office:value-type="float" office:value="0.434873" calcext:value-type="float">
            <text:p>0,434873</text:p>
          </table:table-cell>
          <table:table-cell office:value-type="float" office:value="0.5045813" calcext:value-type="float">
            <text:p>0,5045813</text:p>
          </table:table-cell>
          <table:table-cell office:value-type="float" office:value="0.2712808" calcext:value-type="float">
            <text:p>0,2712808</text:p>
          </table:table-cell>
          <table:table-cell office:value-type="float" office:value="0.0000846878" calcext:value-type="float">
            <text:p>0,0000846878</text:p>
          </table:table-cell>
          <table:table-cell office:value-type="float" office:value="0.1733734" calcext:value-type="float">
            <text:p>0,1733734</text:p>
          </table:table-cell>
          <table:table-cell office:value-type="float" office:value="0.0000599932" calcext:value-type="float">
            <text:p>0,0000599932</text:p>
          </table:table-cell>
          <table:table-cell office:value-type="float" office:value="0.0001195473" calcext:value-type="float">
            <text:p>0,0001195473</text:p>
          </table:table-cell>
          <table:table-cell office:value-type="float" office:value="56" calcext:value-type="float">
            <text:p>56</text:p>
          </table:table-cell>
          <table:table-cell office:value-type="float" office:value="0.02336384" calcext:value-type="float">
            <text:p>0,02336384</text:p>
          </table:table-cell>
          <table:table-cell office:value-type="float" office:value="0.1733734" calcext:value-type="float">
            <text:p>0,1733734</text:p>
          </table:table-cell>
          <table:table-cell office:value-type="float" office:value="0.01655104" calcext:value-type="float">
            <text:p>0,01655104</text:p>
          </table:table-cell>
          <table:table-cell office:value-type="float" office:value="0.03298095" calcext:value-type="float">
            <text:p>0,03298095</text:p>
          </table:table-cell>
          <table:table-cell office:value-type="float" office:value="56" calcext:value-type="float">
            <text:p>56</text:p>
          </table:table-cell>
          <table:table-cell office:value-type="float" office:value="153.6755" calcext:value-type="float">
            <text:p>153,6755</text:p>
          </table:table-cell>
          <table:table-cell office:value-type="float" office:value="0.08668669" calcext:value-type="float">
            <text:p>0,08668669</text:p>
          </table:table-cell>
          <table:table-cell office:value-type="float" office:value="129.2197" calcext:value-type="float">
            <text:p>129,2197</text:p>
          </table:table-cell>
          <table:table-cell office:value-type="float" office:value="182.7598" calcext:value-type="float">
            <text:p>182,7598</text:p>
          </table:table-cell>
          <table:table-cell office:value-type="float" office:value="56" calcext:value-type="float">
            <text:p>56</text:p>
          </table:table-cell>
          <table:table-cell office:value-type="float" office:value="715.3368" calcext:value-type="float">
            <text:p>715,3368</text:p>
          </table:table-cell>
          <table:table-cell office:value-type="float" office:value="717.3071" calcext:value-type="float">
            <text:p>717,3071</text:p>
          </table:table-cell>
          <table:table-cell office:value-type="float" office:value="-356.632" calcext:value-type="float">
            <text:p>-356,632</text:p>
          </table:table-cell>
          <table:table-cell office:value-type="float" office:value="0.8357525" calcext:value-type="float">
            <text:p>0,835752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6992" calcext:value-type="float">
            <text:p>108,6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173122" calcext:value-type="float">
            <text:p>0,08173122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0.05346113" calcext:value-type="float">
            <text:p>0,05346113</text:p>
          </table:table-cell>
          <table:table-cell office:value-type="float" office:value="0.1249504" calcext:value-type="float">
            <text:p>0,1249504</text:p>
          </table:table-cell>
          <table:table-cell office:value-type="float" office:value="114.9127" calcext:value-type="float">
            <text:p>114,9127</text:p>
          </table:table-cell>
          <table:table-cell office:value-type="float" office:value="0.08173122" calcext:value-type="float">
            <text:p>0,08173122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0.05346113" calcext:value-type="float">
            <text:p>0,05346113</text:p>
          </table:table-cell>
          <table:table-cell office:value-type="float" office:value="0.1249504" calcext:value-type="float">
            <text:p>0,1249504</text:p>
          </table:table-cell>
          <table:table-cell office:value-type="float" office:value="114.9127" calcext:value-type="float">
            <text:p>114,9127</text:p>
          </table:table-cell>
          <table:table-cell office:value-type="float" office:value="196" calcext:value-type="float">
            <text:p>196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114.9127" calcext:value-type="float">
            <text:p>114,912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50.34" calcext:value-type="date">
            <text:p>2020-12-26 10:18:50</text:p>
          </table:table-cell>
          <table:table-cell office:value-type="string" calcext:value-type="string">
            <text:p>tmp\mcds-anlr\LuscMega-b-m-10mn-nex-cos-ik2z29pt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2.446" calcext:value-type="float">
            <text:p>1052,446</text:p>
          </table:table-cell>
          <table:table-cell office:value-type="float" office:value="0.986432" calcext:value-type="float">
            <text:p>0,986432</text:p>
          </table:table-cell>
          <table:table-cell office:value-type="float" office:value="0.9939399" calcext:value-type="float">
            <text:p>0,9939399</text:p>
          </table:table-cell>
          <table:table-cell office:value-type="float" office:value="0.6157053" calcext:value-type="float">
            <text:p>0,6157053</text:p>
          </table:table-cell>
          <table:table-cell office:value-type="float" office:value="0.986432" calcext:value-type="float">
            <text:p>0,986432</text:p>
          </table:table-cell>
          <table:table-cell office:value-type="float" office:value="0.00007966168" calcext:value-type="float">
            <text:p>0,00007966168</text:p>
          </table:table-cell>
          <table:table-cell office:value-type="float" office:value="0.1550284" calcext:value-type="float">
            <text:p>0,1550284</text:p>
          </table:table-cell>
          <table:table-cell office:value-type="float" office:value="0.00005863151" calcext:value-type="float">
            <text:p>0,00005863151</text:p>
          </table:table-cell>
          <table:table-cell office:value-type="float" office:value="0.000108235" calcext:value-type="float">
            <text:p>0,000108235</text:p>
          </table:table-cell>
          <table:table-cell office:value-type="float" office:value="83" calcext:value-type="float">
            <text:p>83</text:p>
          </table:table-cell>
          <table:table-cell office:value-type="float" office:value="0.02483794" calcext:value-type="float">
            <text:p>0,02483794</text:p>
          </table:table-cell>
          <table:table-cell office:value-type="float" office:value="0.1550284" calcext:value-type="float">
            <text:p>0,1550284</text:p>
          </table:table-cell>
          <table:table-cell office:value-type="float" office:value="0.01828088" calcext:value-type="float">
            <text:p>0,01828088</text:p>
          </table:table-cell>
          <table:table-cell office:value-type="float" office:value="0.03374691" calcext:value-type="float">
            <text:p>0,03374691</text:p>
          </table:table-cell>
          <table:table-cell office:value-type="float" office:value="83" calcext:value-type="float">
            <text:p>83</text:p>
          </table:table-cell>
          <table:table-cell office:value-type="float" office:value="158.4493" calcext:value-type="float">
            <text:p>158,4493</text:p>
          </table:table-cell>
          <table:table-cell office:value-type="float" office:value="0.07751422" calcext:value-type="float">
            <text:p>0,07751422</text:p>
          </table:table-cell>
          <table:table-cell office:value-type="float" office:value="135.842" calcext:value-type="float">
            <text:p>135,842</text:p>
          </table:table-cell>
          <table:table-cell office:value-type="float" office:value="184.8189" calcext:value-type="float">
            <text:p>184,8189</text:p>
          </table:table-cell>
          <table:table-cell office:value-type="float" office:value="83" calcext:value-type="float">
            <text:p>83</text:p>
          </table:table-cell>
          <table:table-cell office:value-type="float" office:value="1052.495" calcext:value-type="float">
            <text:p>1052,495</text:p>
          </table:table-cell>
          <table:table-cell office:value-type="float" office:value="1054.877" calcext:value-type="float">
            <text:p>1054,877</text:p>
          </table:table-cell>
          <table:table-cell office:value-type="float" office:value="-525.223" calcext:value-type="float">
            <text:p>-525,223</text:p>
          </table:table-cell>
          <table:table-cell office:value-type="float" office:value="0.9946844" calcext:value-type="float">
            <text:p>0,99468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32977" calcext:value-type="float">
            <text:p>0,1132977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0.07862413" calcext:value-type="float">
            <text:p>0,07862413</text:p>
          </table:table-cell>
          <table:table-cell office:value-type="float" office:value="0.1632624" calcext:value-type="float">
            <text:p>0,1632624</text:p>
          </table:table-cell>
          <table:table-cell office:value-type="float" office:value="147.4481" calcext:value-type="float">
            <text:p>147,4481</text:p>
          </table:table-cell>
          <table:table-cell office:value-type="float" office:value="0.1132977" calcext:value-type="float">
            <text:p>0,1132977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0.07862413" calcext:value-type="float">
            <text:p>0,07862413</text:p>
          </table:table-cell>
          <table:table-cell office:value-type="float" office:value="0.1632624" calcext:value-type="float">
            <text:p>0,1632624</text:p>
          </table:table-cell>
          <table:table-cell office:value-type="float" office:value="147.4481" calcext:value-type="float">
            <text:p>147,4481</text:p>
          </table:table-cell>
          <table:table-cell office:value-type="float" office:value="272" calcext:value-type="float">
            <text:p>272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189" calcext:value-type="float">
            <text:p>189</text:p>
          </table:table-cell>
          <table:table-cell office:value-type="float" office:value="392" calcext:value-type="float">
            <text:p>392</text:p>
          </table:table-cell>
          <table:table-cell office:value-type="float" office:value="147.4481" calcext:value-type="float">
            <text:p>147,448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a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49.18" calcext:value-type="date">
            <text:p>2020-12-26 10:18:49</text:p>
          </table:table-cell>
          <table:table-cell office:value-type="string" calcext:value-type="string">
            <text:p>tmp\mcds-anlr\LuscMega-ab-m-5mn-nex-cos-t5ppv1wq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5631579" calcext:value-type="float">
            <text:p>0,5631579</text:p>
          </table:table-cell>
          <table:table-cell office:value-type="float" office:value="0.1204093" calcext:value-type="float">
            <text:p>0,1204093</text:p>
          </table:table-cell>
          <table:table-cell office:value-type="float" office:value="0.4438013" calcext:value-type="float">
            <text:p>0,4438013</text:p>
          </table:table-cell>
          <table:table-cell office:value-type="float" office:value="0.7146144" calcext:value-type="float">
            <text:p>0,714614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1.428" calcext:value-type="float">
            <text:p>1331,428</text:p>
          </table:table-cell>
          <table:table-cell office:value-type="float" office:value="0.7450609" calcext:value-type="float">
            <text:p>0,7450609</text:p>
          </table:table-cell>
          <table:table-cell office:value-type="float" office:value="0.5078886" calcext:value-type="float">
            <text:p>0,5078886</text:p>
          </table:table-cell>
          <table:table-cell office:value-type="float" office:value="0.8157529" calcext:value-type="float">
            <text:p>0,8157529</text:p>
          </table:table-cell>
          <table:table-cell office:value-type="float" office:value="0.7450609" calcext:value-type="float">
            <text:p>0,7450609</text:p>
          </table:table-cell>
          <table:table-cell office:value-type="float" office:value="0.00009019926" calcext:value-type="float">
            <text:p>0,00009019926</text:p>
          </table:table-cell>
          <table:table-cell office:value-type="float" office:value="0.1348459" calcext:value-type="float">
            <text:p>0,1348459</text:p>
          </table:table-cell>
          <table:table-cell office:value-type="float" office:value="0.00006912244" calcext:value-type="float">
            <text:p>0,00006912244</text:p>
          </table:table-cell>
          <table:table-cell office:value-type="float" office:value="0.0001177028" calcext:value-type="float">
            <text:p>0,0001177028</text:p>
          </table:table-cell>
          <table:table-cell office:value-type="float" office:value="106" calcext:value-type="float">
            <text:p>106</text:p>
          </table:table-cell>
          <table:table-cell office:value-type="float" office:value="0.02193624" calcext:value-type="float">
            <text:p>0,02193624</text:p>
          </table:table-cell>
          <table:table-cell office:value-type="float" office:value="0.1348459" calcext:value-type="float">
            <text:p>0,1348459</text:p>
          </table:table-cell>
          <table:table-cell office:value-type="float" office:value="0.01681041" calcext:value-type="float">
            <text:p>0,01681041</text:p>
          </table:table-cell>
          <table:table-cell office:value-type="float" office:value="0.02862503" calcext:value-type="float">
            <text:p>0,02862503</text:p>
          </table:table-cell>
          <table:table-cell office:value-type="float" office:value="106" calcext:value-type="float">
            <text:p>106</text:p>
          </table:table-cell>
          <table:table-cell office:value-type="float" office:value="148.9064" calcext:value-type="float">
            <text:p>148,9064</text:p>
          </table:table-cell>
          <table:table-cell office:value-type="float" office:value="0.06742297" calcext:value-type="float">
            <text:p>0,06742297</text:p>
          </table:table-cell>
          <table:table-cell office:value-type="float" office:value="130.2945" calcext:value-type="float">
            <text:p>130,2945</text:p>
          </table:table-cell>
          <table:table-cell office:value-type="float" office:value="170.177" calcext:value-type="float">
            <text:p>170,177</text:p>
          </table:table-cell>
          <table:table-cell office:value-type="float" office:value="106" calcext:value-type="float">
            <text:p>106</text:p>
          </table:table-cell>
          <table:table-cell office:value-type="float" office:value="1331.466" calcext:value-type="float">
            <text:p>1331,466</text:p>
          </table:table-cell>
          <table:table-cell office:value-type="float" office:value="1334.1" calcext:value-type="float">
            <text:p>1334,1</text:p>
          </table:table-cell>
          <table:table-cell office:value-type="float" office:value="-664.7138" calcext:value-type="float">
            <text:p>-664,7138</text:p>
          </table:table-cell>
          <table:table-cell office:value-type="float" office:value="0.9712585" calcext:value-type="float">
            <text:p>0,971258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3124" calcext:value-type="float">
            <text:p>105,3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084502" calcext:value-type="float">
            <text:p>0,08084502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0.05676488" calcext:value-type="float">
            <text:p>0,05676488</text:p>
          </table:table-cell>
          <table:table-cell office:value-type="float" office:value="0.1151402" calcext:value-type="float">
            <text:p>0,1151402</text:p>
          </table:table-cell>
          <table:table-cell office:value-type="float" office:value="200.3234" calcext:value-type="float">
            <text:p>200,3234</text:p>
          </table:table-cell>
          <table:table-cell office:value-type="float" office:value="0.08084502" calcext:value-type="float">
            <text:p>0,08084502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0.05676488" calcext:value-type="float">
            <text:p>0,05676488</text:p>
          </table:table-cell>
          <table:table-cell office:value-type="float" office:value="0.1151402" calcext:value-type="float">
            <text:p>0,1151402</text:p>
          </table:table-cell>
          <table:table-cell office:value-type="float" office:value="200.3234" calcext:value-type="float">
            <text:p>200,3234</text:p>
          </table:table-cell>
          <table:table-cell office:value-type="float" office:value="194" calcext:value-type="float">
            <text:p>194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136" calcext:value-type="float">
            <text:p>136</text:p>
          </table:table-cell>
          <table:table-cell office:value-type="float" office:value="276" calcext:value-type="float">
            <text:p>276</text:p>
          </table:table-cell>
          <table:table-cell office:value-type="float" office:value="200.3234" calcext:value-type="float">
            <text:p>200,323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a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0-12-26T10:18:49.2" calcext:value-type="date">
            <text:p>2020-12-26 10:18:49</text:p>
          </table:table-cell>
          <table:table-cell office:value-type="string" calcext:value-type="string">
            <text:p>tmp\mcds-anlr\LuscMega-ab-m-10mn-nex-cos-008ae6o8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8210526" calcext:value-type="float">
            <text:p>0,8210526</text:p>
          </table:table-cell>
          <table:table-cell office:value-type="float" office:value="0.1029213" calcext:value-type="float">
            <text:p>0,1029213</text:p>
          </table:table-cell>
          <table:table-cell office:value-type="float" office:value="0.6696803" calcext:value-type="float">
            <text:p>0,6696803</text:p>
          </table:table-cell>
          <table:table-cell office:value-type="float" office:value="1.006641" calcext:value-type="float">
            <text:p>1,0066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2.133" calcext:value-type="float">
            <text:p>1942,133</text:p>
          </table:table-cell>
          <table:table-cell office:value-type="float" office:value="0.821862" calcext:value-type="float">
            <text:p>0,821862</text:p>
          </table:table-cell>
          <table:table-cell office:value-type="float" office:value="0.7174221" calcext:value-type="float">
            <text:p>0,7174221</text:p>
          </table:table-cell>
          <table:table-cell office:value-type="float" office:value="0.8862764" calcext:value-type="float">
            <text:p>0,8862764</text:p>
          </table:table-cell>
          <table:table-cell office:value-type="float" office:value="0.821862" calcext:value-type="float">
            <text:p>0,821862</text:p>
          </table:table-cell>
          <table:table-cell office:value-type="float" office:value="0.00008490037" calcext:value-type="float">
            <text:p>0,00008490037</text:p>
          </table:table-cell>
          <table:table-cell office:value-type="float" office:value="0.1191128" calcext:value-type="float">
            <text:p>0,1191128</text:p>
          </table:table-cell>
          <table:table-cell office:value-type="float" office:value="0.00006715563" calcext:value-type="float">
            <text:p>0,00006715563</text:p>
          </table:table-cell>
          <table:table-cell office:value-type="float" office:value="0.0001073339" calcext:value-type="float">
            <text:p>0,0001073339</text:p>
          </table:table-cell>
          <table:table-cell office:value-type="float" office:value="155" calcext:value-type="float">
            <text:p>155</text:p>
          </table:table-cell>
          <table:table-cell office:value-type="float" office:value="0.02330534" calcext:value-type="float">
            <text:p>0,02330534</text:p>
          </table:table-cell>
          <table:table-cell office:value-type="float" office:value="0.1191128" calcext:value-type="float">
            <text:p>0,1191128</text:p>
          </table:table-cell>
          <table:table-cell office:value-type="float" office:value="0.01843437" calcext:value-type="float">
            <text:p>0,01843437</text:p>
          </table:table-cell>
          <table:table-cell office:value-type="float" office:value="0.02946339" calcext:value-type="float">
            <text:p>0,02946339</text:p>
          </table:table-cell>
          <table:table-cell office:value-type="float" office:value="155" calcext:value-type="float">
            <text:p>155</text:p>
          </table:table-cell>
          <table:table-cell office:value-type="float" office:value="153.483" calcext:value-type="float">
            <text:p>153,483</text:p>
          </table:table-cell>
          <table:table-cell office:value-type="float" office:value="0.05955641" calcext:value-type="float">
            <text:p>0,05955641</text:p>
          </table:table-cell>
          <table:table-cell office:value-type="float" office:value="136.4621" calcext:value-type="float">
            <text:p>136,4621</text:p>
          </table:table-cell>
          <table:table-cell office:value-type="float" office:value="172.6269" calcext:value-type="float">
            <text:p>172,6269</text:p>
          </table:table-cell>
          <table:table-cell office:value-type="float" office:value="155" calcext:value-type="float">
            <text:p>155</text:p>
          </table:table-cell>
          <table:table-cell office:value-type="float" office:value="1942.159" calcext:value-type="float">
            <text:p>1942,159</text:p>
          </table:table-cell>
          <table:table-cell office:value-type="float" office:value="1945.183" calcext:value-type="float">
            <text:p>1945,183</text:p>
          </table:table-cell>
          <table:table-cell office:value-type="float" office:value="-970.0665" calcext:value-type="float">
            <text:p>-970,0665</text:p>
          </table:table-cell>
          <table:table-cell office:value-type="float" office:value="0.9582894" calcext:value-type="float">
            <text:p>0,9582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5624" calcext:value-type="float">
            <text:p>108,5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09432" calcext:value-type="float">
            <text:p>0,1109432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0.08152121" calcext:value-type="float">
            <text:p>0,08152121</text:p>
          </table:table-cell>
          <table:table-cell office:value-type="float" office:value="0.1509839" calcext:value-type="float">
            <text:p>0,1509839</text:p>
          </table:table-cell>
          <table:table-cell office:value-type="float" office:value="247.6323" calcext:value-type="float">
            <text:p>247,6323</text:p>
          </table:table-cell>
          <table:table-cell office:value-type="float" office:value="0.1109432" calcext:value-type="float">
            <text:p>0,1109432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0.08152121" calcext:value-type="float">
            <text:p>0,08152121</text:p>
          </table:table-cell>
          <table:table-cell office:value-type="float" office:value="0.1509839" calcext:value-type="float">
            <text:p>0,1509839</text:p>
          </table:table-cell>
          <table:table-cell office:value-type="float" office:value="247.6323" calcext:value-type="float">
            <text:p>247,6323</text:p>
          </table:table-cell>
          <table:table-cell office:value-type="float" office:value="266" calcext:value-type="float">
            <text:p>266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196" calcext:value-type="float">
            <text:p>196</text:p>
          </table:table-cell>
          <table:table-cell office:value-type="float" office:value="362" calcext:value-type="float">
            <text:p>362</text:p>
          </table:table-cell>
          <table:table-cell office:value-type="float" office:value="247.6323" calcext:value-type="float">
            <text:p>247,6323</text:p>
          </table:table-cell>
        </table:table-row>
        <table:table-row table:style-name="ro1" table:number-rows-repeated="1048559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 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22:28:32.8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0-12-26T10:22:06</meta:creation-date>
    <dc:date>2024-03-09T22:33:34.088000000</dc:date>
    <meta:generator>LibreOffice/7.5.5.2$Windows_x86 LibreOffice_project/ca8fe7424262805f223b9a2334bc7181abbcbf5e</meta:generator>
    <dc:creator>Jean-Philippe MEURET</dc:creator>
    <meta:editing-duration>PT10M15S</meta:editing-duration>
    <meta:editing-cycles>2</meta:editing-cycles>
    <meta:document-statistic meta:table-count="1" meta:cell-count="1028" meta:object-count="0"/>
    <meta:user-defined meta:name="AppVersion">3.0</meta:user-defined>
  </office:meta>
</office:document-meta>
</file>